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V Boli" svg:font-family="'MV Boli'" style:font-pitch="variable"/>
    <style:font-face style:name="Vineta BT" svg:font-family="'Vineta BT'" style:font-family-generic="decorative" style:font-pitch="variable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GothicI" svg:font-family="GothicI" style:font-family-generic="swiss" style:font-pitch="variable"/>
    <style:font-face style:name="Liberation Sans" svg:font-family="'Liberation Sans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96e" officeooo:paragraph-rsid="0006096e"/>
    </style:style>
    <style:style style:name="P2" style:family="paragraph" style:parent-style-name="Standard">
      <style:text-properties officeooo:rsid="0006096e" officeooo:paragraph-rsid="0007098a"/>
    </style:style>
    <style:style style:name="P3" style:family="paragraph" style:parent-style-name="Standard">
      <style:text-properties officeooo:rsid="0006096e" officeooo:paragraph-rsid="000906e9"/>
    </style:style>
    <style:style style:name="P4" style:family="paragraph" style:parent-style-name="Standard">
      <style:text-properties style:font-name="ItalicT" officeooo:rsid="0006096e" officeooo:paragraph-rsid="0006096e"/>
    </style:style>
    <style:style style:name="P5" style:family="paragraph" style:parent-style-name="Standard">
      <style:text-properties style:font-name="ItalicT" fo:font-weight="bold" officeooo:rsid="0006096e" officeooo:paragraph-rsid="0006096e" style:font-weight-asian="bold" style:font-weight-complex="bold"/>
    </style:style>
    <style:style style:name="P6" style:family="paragraph" style:parent-style-name="Standard">
      <style:text-properties style:font-name="ItalicT" fo:font-weight="bold" officeooo:rsid="0006096e" officeooo:paragraph-rsid="000ee402" style:font-weight-asian="bold" style:font-weight-complex="bold"/>
    </style:style>
    <style:style style:name="P7" style:family="paragraph" style:parent-style-name="Standard">
      <style:text-properties style:font-name="ItalicT" fo:font-size="13pt" fo:font-weight="bold" officeooo:rsid="0006096e" officeooo:paragraph-rsid="0006096e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ItalicT" fo:font-weight="normal" officeooo:rsid="000a8448" officeooo:paragraph-rsid="000a8448" style:font-weight-asian="normal" style:font-weight-complex="normal"/>
    </style:style>
    <style:style style:name="P9" style:family="paragraph" style:parent-style-name="Standard">
      <style:text-properties fo:font-weight="normal" officeooo:rsid="0006096e" officeooo:paragraph-rsid="0006096e" style:font-weight-asian="normal" style:font-weight-complex="normal"/>
    </style:style>
    <style:style style:name="P10" style:family="paragraph" style:parent-style-name="Heading_20_1">
      <style:text-properties officeooo:paragraph-rsid="000ba3f9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6096e" style:font-size-asian="13pt" style:font-size-complex="13pt"/>
    </style:style>
    <style:style style:name="T3" style:family="text">
      <style:text-properties fo:font-size="13pt" officeooo:rsid="000906e9" style:font-size-asian="13pt" style:font-size-complex="13pt"/>
    </style:style>
    <style:style style:name="T4" style:family="text">
      <style:text-properties fo:font-size="13pt" officeooo:rsid="000a8448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906e9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a8448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ba3f9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bb8ad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d41a5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ee402" style:font-size-asian="13pt" style:font-weight-asian="normal" style:font-size-complex="13pt" style:font-weight-complex="normal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06096e" style:font-size-asian="15pt" style:font-weight-asian="bold" style:font-size-complex="15pt" style:font-weight-complex="bold"/>
    </style:style>
    <style:style style:name="T15" style:family="text">
      <style:text-properties style:font-name="ItalicT" fo:font-size="13pt" fo:font-weight="bold" style:font-size-asian="13pt" style:font-weight-asian="bold" style:font-size-complex="13pt" style:font-weight-complex="bold"/>
    </style:style>
    <style:style style:name="T16" style:family="text">
      <style:text-properties style:font-name="ItalicT" fo:font-size="13pt" fo:font-weight="bold" officeooo:rsid="0006096e" style:font-size-asian="13pt" style:font-weight-asian="bold" style:font-size-complex="13pt" style:font-weight-complex="bold"/>
    </style:style>
    <style:style style:name="T17" style:family="text">
      <style:text-properties style:font-name="ItalicT" fo:font-size="13pt" fo:font-weight="normal" officeooo:rsid="000906e9" style:font-size-asian="13pt" style:font-weight-asian="normal" style:font-size-complex="13pt" style:font-weight-complex="normal"/>
    </style:style>
    <style:style style:name="T18" style:family="text">
      <style:text-properties style:font-name="ItalicT" fo:font-size="13pt" fo:font-weight="normal" officeooo:rsid="000a8448" style:font-size-asian="13pt" style:font-weight-asian="normal" style:font-size-complex="13pt" style:font-weight-complex="normal"/>
    </style:style>
    <style:style style:name="T19" style:family="text">
      <style:text-properties style:font-name="ItalicT" fo:font-size="13pt" fo:font-weight="normal" officeooo:rsid="000ba3f9" style:font-size-asian="13pt" style:font-weight-asian="normal" style:font-size-complex="13pt" style:font-weight-complex="normal"/>
    </style:style>
    <style:style style:name="T20" style:family="text">
      <style:text-properties style:font-name="ItalicT" fo:font-size="13pt" fo:font-weight="normal" officeooo:rsid="000bb8ad" style:font-size-asian="13pt" style:font-weight-asian="normal" style:font-size-complex="13pt" style:font-weight-complex="normal"/>
    </style:style>
    <style:style style:name="T21" style:family="text">
      <style:text-properties style:font-name="ItalicT" fo:font-size="13pt" style:font-size-asian="13pt" style:font-size-complex="13pt"/>
    </style:style>
    <style:style style:name="T22" style:family="text">
      <style:text-properties style:font-name="ItalicT" fo:font-size="13pt" officeooo:rsid="000a8448" style:font-size-asian="13pt" style:font-size-complex="13pt"/>
    </style:style>
    <style:style style:name="T23" style:family="text">
      <style:text-properties style:font-name="ItalicT" fo:font-size="13pt" officeooo:rsid="000bb8ad" style:font-size-asian="13pt" style:font-size-complex="13pt"/>
    </style:style>
    <style:style style:name="T24" style:family="text">
      <style:text-properties style:font-name="ItalicT" fo:font-size="13pt" officeooo:rsid="000d41a5" style:font-size-asian="13pt" style:font-size-complex="13pt"/>
    </style:style>
    <style:style style:name="T25" style:family="text">
      <style:text-properties fo:font-weight="normal" officeooo:rsid="000ba3f9" style:font-weight-asian="normal" style:font-weight-complex="normal"/>
    </style:style>
    <style:style style:name="T26" style:family="text">
      <style:text-properties fo:font-weight="normal" officeooo:rsid="000bb8a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6"/><text:span text:style-name="T13"><text:s text:c="2"/></text:span><text:span text:style-name="T14">Team Bios</text:span></text:p>
      <text:p text:style-name="Standard"><text:span text:style-name="T2"/></text:p>
      <text:p text:style-name="Standard"><text:span text:style-name="T2"/></text:p>
      <text:p text:style-name="P4"><text:span text:style-name="T5">Name: </text:span><text:span text:style-name="T7">Jeremiah Baughman</text:span></text:p>
      <text:p text:style-name="P4"><text:span text:style-name="T1"/></text:p>
      <text:p text:style-name="P5"><text:span text:style-name="T1">Years on team:</text:span><text:span text:style-name="T6"> </text:span><text:span text:style-name="T11">First year.</text:span></text:p>
      <text:p text:style-name="P4"><text:span text:style-name="T1"/></text:p>
      <text:p text:style-name="P5"><text:span text:style-name="T1">Job on team: </text:span><text:span text:style-name="T11">Hardware.</text:span></text:p>
      <text:p text:style-name="P4"><text:span text:style-name="T1"/></text:p>
      <text:p text:style-name="P3"><text:span text:style-name="T15">Interesting Facts:</text:span><text:span text:style-name="T21"> </text:span><text:span text:style-name="T24">I</text:span><text:span text:style-name="T23">m from a blended family. </text:span><text:span text:style-name="T24">I love playing video games. Im learning American sign Language (ASL). I enjoy comedy. I like videos from YouTube. </text:span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>Name: </text:span><text:span text:style-name="T17">Scott Kidman</text:span></text:p>
      <text:p text:style-name="P4"><text:span text:style-name="T1"/></text:p>
      <text:p text:style-name="P5"><text:span text:style-name="T1">Years on team: </text:span><text:span text:style-name="T10">2 years.</text:span></text:p>
      <text:p text:style-name="P4"><text:span text:style-name="T1"/></text:p>
      <text:p text:style-name="P5"><text:span text:style-name="T1">Job on team:</text:span><text:span text:style-name="T6"> </text:span><text:span text:style-name="T10">Hardware construction and deign. </text:span></text:p>
      <text:p text:style-name="P4"><text:span text:style-name="T1"/></text:p>
      <text:p text:style-name="P5"><text:span text:style-name="T1">Interesting Facts:</text:span><text:span text:style-name="T6"> </text:span><text:span text:style-name="T10">I am the tallest in the garage. I am good at </text:span><text:span text:style-name="T11">riding a motorcycles/dirt-bikes. I enjoy S.T.E.M and robotics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5"/></text:p>
      <text:p text:style-name="P1"><text:span text:style-name="T15"/></text:p>
      <text:p text:style-name="P1"><text:span text:style-name="T15">Name: </text:span><text:span text:style-name="T17">Joe Baughman</text:span></text:p>
      <text:p text:style-name="P7"/>
      <text:p text:style-name="P7">Years on team: <text:span text:style-name="T25">First year.</text:span></text:p>
      <text:p text:style-name="P7"/>
      <text:p text:style-name="P7">Job on team: <text:span text:style-name="T25">Hardware and notebook.</text:span></text:p>
      <text:p text:style-name="P7"/>
      <text:p text:style-name="P7">Interesting Facts: <text:span text:style-name="T25">Im learning American Sign Language (ASL). I am writing my own book. </text:span><text:span text:style-name="T26">I love movies. Im good at convocations. Im a self-taught artiest. Im from a blended family.</text:span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>Name: </text:span><text:span text:style-name="T17">Luke McMillan</text:span></text:p>
      <text:p text:style-name="P5"><text:span text:style-name="T1"/></text:p>
      <text:p text:style-name="P5"><text:span text:style-name="T1">Years on team: </text:span><text:span text:style-name="T8">2 years.</text:span></text:p>
      <text:p text:style-name="P5"><text:span text:style-name="T1"/></text:p>
      <text:p text:style-name="P5"><text:span text:style-name="T1">Job on team: </text:span><text:span text:style-name="T8">Software.</text:span></text:p>
      <text:p text:style-name="P5"><text:span text:style-name="T1"/></text:p>
      <text:p text:style-name="P1"><text:span text:style-name="T15">Interesting Facts:</text:span><text:span text:style-name="T1"> <text:s/></text:span><text:span text:style-name="T22">I love to build weapons, I love to hunt for bones,</text:span><text:span text:style-name="T4"> </text:span><text:span text:style-name="T22">I love monsters. I love the lord Jesus Christ. I am a HUGGGEEEE batman/Zelda fan. </text:span><text:span text:style-name="T18">And yes ladies I am SINGLE(;</text:span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oft-page-break/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3"><text:span text:style-name="T15"/></text:p>
      <text:p text:style-name="P3"><text:span text:style-name="T15"/></text:p>
      <text:p text:style-name="P3"><text:span text:style-name="T15">Name: </text:span><text:span text:style-name="T17">Immanuel Lawhon</text:span></text:p>
      <text:p text:style-name="P5"><text:span text:style-name="T1"/></text:p>
      <text:p text:style-name="P5"><text:span text:style-name="T1">Years on team:</text:span><text:span text:style-name="T3"> </text:span><text:span text:style-name="T8">4/12 months/first year woot woot.</text:span></text:p>
      <text:p text:style-name="P5"><text:span text:style-name="T1"/></text:p>
      <text:p text:style-name="P5"><text:span text:style-name="T1">Job on team: </text:span><text:span text:style-name="T7">Software (Primary), Notebook (Secon</text:span><text:span text:style-name="T8">da</text:span><text:span text:style-name="T7">ry), Hardware (Tertiary) </text:span><text:span text:style-name="T8">Yep I'm Smort Laugh out loud.</text:span></text:p>
      <text:p text:style-name="P5"><text:span text:style-name="T1"/></text:p>
      <text:p text:style-name="P5"><text:span text:style-name="T1">Interesting Facts: </text:span><text:span text:style-name="T8">I play hockey on my free time along with piano and other instruments. And I'm a coconut which means I'm blonde but as smart as a brunette.</text:span></text:p>
      <text:p text:style-name="P9"><text:span text:style-name="T21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>Name: </text:span><text:span text:style-name="T17">Kayla Bachtelle</text:span></text:p>
      <text:p text:style-name="P5"><text:span text:style-name="T1"/></text:p>
      <text:p text:style-name="P5"><text:span text:style-name="T1">Years on team: </text:span><text:span text:style-name="T8">Two Years.</text:span></text:p>
      <text:p text:style-name="P5"><text:span text:style-name="T1"/></text:p>
      <text:p text:style-name="P5"><text:span text:style-name="T1">Job on team: </text:span><text:span text:style-name="T8">Lead Software.</text:span></text:p>
      <text:p text:style-name="P5"><text:span text:style-name="T1"/></text:p>
      <text:p text:style-name="P5"><text:span text:style-name="T1">Interesting </text:span><text:span text:style-name="T6">Facts: </text:span><text:span text:style-name="T8">I'm a female.</text:span></text:p>
      <text:p text:style-name="P8"><text:span text:style-name="T1">FE = iron</text:span></text:p>
      <text:p text:style-name="P8"><text:span text:style-name="T1">Male = man</text:span></text:p>
      <text:p text:style-name="P8"><text:span text:style-name="T1">Therefore I am Iron Man.</text:span></text:p>
      <text:p text:style-name="P5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5">Name: </text:span><text:span text:style-name="T17">Cierra Bachtelle</text:span></text:p>
      <text:p text:style-name="P5"><text:span text:style-name="T1"/></text:p>
      <text:p text:style-name="P5"><text:span text:style-name="T1">Years on team: </text:span><text:span text:style-name="T8">2 years.</text:span></text:p>
      <text:p text:style-name="P5"><text:span text:style-name="T1"/></text:p>
      <text:p text:style-name="P5"><text:span text:style-name="T1">Job on team:</text:span><text:span text:style-name="T6"> </text:span><text:span text:style-name="T9">Head of notebook</text:span></text:p>
      <text:p text:style-name="P5"><text:span text:style-name="T1"/></text:p>
      <text:h text:style-name="P10" text:outline-level="1"><text:span text:style-name="T21">Interesting Facts: </text:span><text:span text:style-name="T19">I know American sign Lagrange </text:span><text:span text:style-name="T20">(ASL). I love people. I'm the weirdest person EVERRR!!!! NO I'm older then my sister Kayla!!!!!!! Whats up baby cakes? LOL. I LOVES TO CUDDLE!!!!!!</text:span></text:h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>Name: </text:span><text:span text:style-name="T17">Tim Bloot</text:span></text:p>
      <text:p text:style-name="P5"><text:span text:style-name="T1"/></text:p>
      <text:p text:style-name="P5"><text:span text:style-name="T1">Years on team: </text:span><text:span text:style-name="T12">3 years on the team, 4 years involved in First Tech Challenge</text:span></text:p>
      <text:p text:style-name="P5"><text:span text:style-name="T16"/></text:p>
      <text:p text:style-name="P6"><text:span text:style-name="T1">Job on team: </text:span><text:span text:style-name="T12">Hardware Captain and team organizer. </text:span></text:p>
      <text:p text:style-name="P5"><text:span text:style-name="T1"/></text:p>
      <text:p text:style-name="P5"><text:span text:style-name="T1">Interesting Facts: </text:span><text:span text:style-name="T12">I am Dutch, Oranje for life! I am an I.T. intern at my school, and have been on a team that sent an experiment to the International Space Station. My hobbies include building computers, sailing, and ATV riding. Lockheed is my dream company, and I love the cold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5"><text:span text:style-name="T15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V Boli" svg:font-family="'MV Boli'" style:font-pitch="variable"/>
    <style:font-face style:name="Vineta BT" svg:font-family="'Vineta BT'" style:font-family-generic="decorative" style:font-pitch="variable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GothicI" svg:font-family="GothicI" style:font-family-generic="swiss" style:font-pitch="variable"/>
    <style:font-face style:name="Liberation Sans" svg:font-family="'Liberation Sans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8:32:58.589000000</meta:creation-date>
    <dc:date>2015-10-26T20:38:43.218000000</dc:date>
    <meta:editing-duration>PT14M21S</meta:editing-duration>
    <meta:editing-cycles>1</meta:editing-cycles>
    <meta:document-statistic meta:table-count="0" meta:image-count="0" meta:object-count="0" meta:page-count="5" meta:paragraph-count="36" meta:word-count="372" meta:character-count="2191" meta:non-whitespace-character-count="1783"/>
    <meta:generator>LibreOffice/4.4.5.2$Windows_x86 LibreOffice_project/a22f674fd25a3b6f45bdebf25400ed2adff0ff99</meta:generator>
  </office:meta>
</office:document-meta>
</file>